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417" officeooo:paragraph-rsid="001ba417"/>
    </style:style>
    <style:style style:name="P2" style:family="paragraph" style:parent-style-name="Standard">
      <style:text-properties officeooo:rsid="001e1bfe" officeooo:paragraph-rsid="001e1bfe"/>
    </style:style>
    <style:style style:name="P3" style:family="paragraph" style:parent-style-name="Standard" style:list-style-name="Numbering_20_123">
      <style:text-properties officeooo:rsid="001e1bfe" officeooo:paragraph-rsid="001e1bfe"/>
    </style:style>
    <style:style style:name="P4" style:family="paragraph" style:parent-style-name="Standard" style:list-style-name="Numbering_20_123">
      <style:text-properties officeooo:rsid="001f13c0" officeooo:paragraph-rsid="001f13c0"/>
    </style:style>
    <style:style style:name="T1" style:family="text">
      <style:text-properties officeooo:rsid="001d633e"/>
    </style:style>
    <style:style style:name="T2" style:family="text">
      <style:text-properties officeooo:rsid="001e1bfe"/>
    </style:style>
    <style:style style:name="T3" style:family="text">
      <style:text-properties officeooo:rsid="001ef034"/>
    </style:style>
    <style:style style:name="T4" style:family="text">
      <style:text-properties officeooo:rsid="001f13c0"/>
    </style:style>
    <style:style style:name="T5" style:family="text">
      <style:text-properties officeooo:rsid="0020c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y Draft:</text:p>
      <text:p text:style-name="P1"/>
      <text:p text:style-name="P1">- <text:span text:style-name="T2">Mehrere Kampagnen → schalten sich nach und nach frei und</text:span></text:p>
      <text:p text:style-name="P2">- Jede Kampagne hat mehrere Karten und jede Karte hat einen Endboss</text:p>
      <text:p text:style-name="P1"/>
      <text:p text:style-name="P1">- Medieval kinda Welt, wo Monster und Magie common sind</text:p>
      <text:p text:style-name="P1">- Es gibt Tiere, es gibt Monster. Im Spiel trifft man nur auf Monster in Kämpfen</text:p>
      <text:p text:style-name="P1">- Spieler fühlt sich dem Wald hingezogen und fühlt sich berufen einen bestimmten Ort zu erreichen</text:p>
      <text:p text:style-name="P1"/>
      <text:p text:style-name="P1">- Am Anfang vom Run → Gespräch mit einem hooded bum über die Gefahren + Choices die den Run beinflussen (Choices sind random)</text:p>
      <text:p text:style-name="P1">- <text:span text:style-name="T1">hooded bum omnipresent</text:span></text:p>
      <text:p text:style-name="P1">- danach können Monster aus vergangenen Runs auftauchen um deinen Team <text:span text:style-name="T1">beizutreten</text:span></text:p>
      <text:p text:style-name="P1"/>
      <text:p text:style-name="P1"/>
      <text:p text:style-name="P2">Erste Kampagne:</text:p>
      <text:list xml:id="list2872473740" text:style-name="Numbering_20_123">
        <text:list-item>
          <text:p text:style-name="P3">Wald <text:s text:c="4"/><text:tab/> → Fetter devious Goblinchef</text:p>
        </text:list-item>
        <text:list-item>
          <text:p text:style-name="P3">Höhle <text:s text:c="3"/><text:tab/> → <text:span text:style-name="T3">Gorilla Steingolem mit Runen</text:span></text:p>
          <text:p text:style-name="P3">→ Portal</text:p>
        </text:list-item>
        <text:list-item>
          <text:p text:style-name="P3"><text:span text:style-name="T3">Ruine <text:tab/><text:tab/> → Being of Darkness mit </text:span><text:span text:style-name="T4">Arme</text:span><text:span text:style-name="T3"> and </text:span><text:span text:style-name="T4">Gesicht</text:span></text:p>
          <text:p text:style-name="P3">→ <text:span text:style-name="T3">3 Orbs aus alten Karten öffnet Weg zur letzten Map</text:span></text:p>
        </text:list-item>
        <text:list-item>
          <text:p text:style-name="P4">Ruine + Lava → Endboss <text:span text:style-name="T5">(→ Demiurge/ Angelic Being, maybe mechanic parts/body)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1T11:22:10.173000000</meta:creation-date>
    <dc:date>2025-01-31T12:02:13.044000000</dc:date>
    <meta:editing-duration>PT9M22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6" meta:word-count="157" meta:character-count="888" meta:non-whitespace-character-count="737"/>
  </office:meta>
</office:document-meta>
</file>